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8173in" svg:y="0.0394in">
            <draw:object draw:notify-on-update-of-ranges="Sheet1.A1:Sheet1.A40 Sheet1.B1:Sheet1.B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.783">
            <text:p>16.78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6.563">
            <text:p>26.563</text:p>
          </table:table-cell>
        </table:table-row>
      </table:table>
      <table:table table:name="Sheet2" table:style-name="ta1">
        <table:shapes>
          <draw:frame draw:z-index="0" draw:style-name="gr1" svg:width="6.2988in" svg:height="3.5429in" svg:x="1.8173in" svg:y="0.0394in">
            <draw:object draw:notify-on-update-of-ranges="Sheet2.A1:Sheet2.A400 Sheet2.B1:Sheet2.B4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7.6">
            <text:p>7.6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7.7">
            <text:p>7.7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7.9">
            <text:p>7.9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8.1">
            <text:p>8.1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8.4">
            <text:p>8.4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8.6">
            <text:p>8.6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8.7">
            <text:p>8.7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8.8">
            <text:p>8.8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8.9">
            <text:p>8.9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9.1">
            <text:p>9.1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9.2">
            <text:p>9.2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9.3">
            <text:p>9.3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9.4">
            <text:p>9.4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9.6">
            <text:p>9.6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9.7">
            <text:p>9.7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9.9">
            <text:p>9.9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10.1">
            <text:p>10.1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10.2">
            <text:p>10.2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10.3">
            <text:p>10.3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10.4">
            <text:p>10.4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10.5">
            <text:p>10.5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10.6">
            <text:p>10.6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10.7">
            <text:p>10.7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10.8">
            <text:p>10.8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10.9">
            <text:p>10.9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11.1">
            <text:p>11.1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11.2">
            <text:p>11.2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11.3">
            <text:p>11.3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11.4">
            <text:p>11.4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11.5">
            <text:p>11.5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11.6">
            <text:p>11.6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11.7">
            <text:p>11.7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11.8">
            <text:p>11.8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11.9">
            <text:p>11.9</text:p>
          </table:table-cell>
          <table:table-cell office:value-type="float" office:value="7.107">
            <text:p>7.10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2.1">
            <text:p>12.1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2.2">
            <text:p>12.2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2.3">
            <text:p>12.3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2.4">
            <text:p>12.4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2.5">
            <text:p>12.5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2.6">
            <text:p>12.6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2.7">
            <text:p>12.7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2.8">
            <text:p>12.8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2.9">
            <text:p>12.9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3.1">
            <text:p>13.1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3.2">
            <text:p>13.2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3.3">
            <text:p>13.3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3.4">
            <text:p>13.4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3.5">
            <text:p>13.5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3.6">
            <text:p>13.6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3.7">
            <text:p>13.7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3.8">
            <text:p>13.8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3.9">
            <text:p>13.9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4.1">
            <text:p>14.1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4.2">
            <text:p>14.2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4.3">
            <text:p>14.3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4.4">
            <text:p>14.4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4.5">
            <text:p>14.5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4.6">
            <text:p>14.6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4.7">
            <text:p>14.7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4.8">
            <text:p>14.8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4.9">
            <text:p>14.9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5.1">
            <text:p>15.1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5.2">
            <text:p>15.2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5.3">
            <text:p>15.3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5.4">
            <text:p>15.4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5.5">
            <text:p>15.5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5.6">
            <text:p>15.6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5.7">
            <text:p>15.7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5.8">
            <text:p>15.8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5.9">
            <text:p>15.9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6.1">
            <text:p>16.1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6.2">
            <text:p>16.2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6.3">
            <text:p>16.3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6.4">
            <text:p>16.4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6.5">
            <text:p>16.5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6.6">
            <text:p>16.6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6.7">
            <text:p>16.7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6.8">
            <text:p>16.8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6.9">
            <text:p>16.9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.783">
            <text:p>16.783</text:p>
          </table:table-cell>
        </table:table-row>
        <table:table-row table:style-name="ro1">
          <table:table-cell office:value-type="float" office:value="17.1">
            <text:p>17.1</text:p>
          </table:table-cell>
          <table:table-cell office:value-type="float" office:value="16.783">
            <text:p>16.783</text:p>
          </table:table-cell>
        </table:table-row>
        <table:table-row table:style-name="ro1">
          <table:table-cell office:value-type="float" office:value="17.2">
            <text:p>17.2</text:p>
          </table:table-cell>
          <table:table-cell office:value-type="float" office:value="16.783">
            <text:p>16.783</text:p>
          </table:table-cell>
        </table:table-row>
        <table:table-row table:style-name="ro1">
          <table:table-cell office:value-type="float" office:value="17.3">
            <text:p>17.3</text:p>
          </table:table-cell>
          <table:table-cell office:value-type="float" office:value="16.783">
            <text:p>16.783</text:p>
          </table:table-cell>
        </table:table-row>
        <table:table-row table:style-name="ro1">
          <table:table-cell office:value-type="float" office:value="17.4">
            <text:p>17.4</text:p>
          </table:table-cell>
          <table:table-cell office:value-type="float" office:value="16.783">
            <text:p>16.783</text:p>
          </table:table-cell>
        </table:table-row>
        <table:table-row table:style-name="ro1">
          <table:table-cell office:value-type="float" office:value="17.5">
            <text:p>17.5</text:p>
          </table:table-cell>
          <table:table-cell office:value-type="float" office:value="16.783">
            <text:p>16.783</text:p>
          </table:table-cell>
        </table:table-row>
        <table:table-row table:style-name="ro1">
          <table:table-cell office:value-type="float" office:value="17.6">
            <text:p>17.6</text:p>
          </table:table-cell>
          <table:table-cell office:value-type="float" office:value="16.783">
            <text:p>16.783</text:p>
          </table:table-cell>
        </table:table-row>
        <table:table-row table:style-name="ro1">
          <table:table-cell office:value-type="float" office:value="17.7">
            <text:p>17.7</text:p>
          </table:table-cell>
          <table:table-cell office:value-type="float" office:value="16.783">
            <text:p>16.783</text:p>
          </table:table-cell>
        </table:table-row>
        <table:table-row table:style-name="ro1">
          <table:table-cell office:value-type="float" office:value="17.8">
            <text:p>17.8</text:p>
          </table:table-cell>
          <table:table-cell office:value-type="float" office:value="16.783">
            <text:p>16.783</text:p>
          </table:table-cell>
        </table:table-row>
        <table:table-row table:style-name="ro1">
          <table:table-cell office:value-type="float" office:value="17.9">
            <text:p>17.9</text:p>
          </table:table-cell>
          <table:table-cell office:value-type="float" office:value="16.783">
            <text:p>16.78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18.1">
            <text:p>18.1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18.2">
            <text:p>18.2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18.3">
            <text:p>18.3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18.4">
            <text:p>18.4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18.5">
            <text:p>18.5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18.6">
            <text:p>18.6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18.7">
            <text:p>18.7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18.8">
            <text:p>18.8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18.9">
            <text:p>18.9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19.1">
            <text:p>19.1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19.2">
            <text:p>19.2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19.3">
            <text:p>19.3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19.4">
            <text:p>19.4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19.5">
            <text:p>19.5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19.6">
            <text:p>19.6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19.7">
            <text:p>19.7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19.8">
            <text:p>19.8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19.9">
            <text:p>19.9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20.1">
            <text:p>20.1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20.2">
            <text:p>20.2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20.3">
            <text:p>20.3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20.4">
            <text:p>20.4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20.5">
            <text:p>20.5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20.6">
            <text:p>20.6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20.7">
            <text:p>20.7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20.8">
            <text:p>20.8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20.9">
            <text:p>20.9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1.1">
            <text:p>21.1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1.2">
            <text:p>21.2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1.3">
            <text:p>21.3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1.4">
            <text:p>21.4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1.5">
            <text:p>21.5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1.6">
            <text:p>21.6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1.7">
            <text:p>21.7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1.8">
            <text:p>21.8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1.9">
            <text:p>21.9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2.1">
            <text:p>22.1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2.2">
            <text:p>22.2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2.3">
            <text:p>22.3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2.4">
            <text:p>22.4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2.5">
            <text:p>22.5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2.6">
            <text:p>22.6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2.7">
            <text:p>22.7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2.8">
            <text:p>22.8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2.9">
            <text:p>22.9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3.1">
            <text:p>23.1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3.2">
            <text:p>23.2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3.3">
            <text:p>23.3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3.4">
            <text:p>23.4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3.5">
            <text:p>23.5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3.6">
            <text:p>23.6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3.7">
            <text:p>23.7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3.8">
            <text:p>23.8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3.9">
            <text:p>23.9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4.1">
            <text:p>24.1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4.2">
            <text:p>24.2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4.3">
            <text:p>24.3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4.4">
            <text:p>24.4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4.5">
            <text:p>24.5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4.6">
            <text:p>24.6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4.7">
            <text:p>24.7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4.8">
            <text:p>24.8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4.9">
            <text:p>24.9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5.1">
            <text:p>25.1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5.2">
            <text:p>25.2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5.3">
            <text:p>25.3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5.4">
            <text:p>25.4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5.5">
            <text:p>25.5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5.6">
            <text:p>25.6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5.7">
            <text:p>25.7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5.8">
            <text:p>25.8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5.9">
            <text:p>25.9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6.1">
            <text:p>26.1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6.2">
            <text:p>26.2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6.3">
            <text:p>26.3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6.4">
            <text:p>26.4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6.5">
            <text:p>26.5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6.6">
            <text:p>26.6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6.7">
            <text:p>26.7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6.8">
            <text:p>26.8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6.9">
            <text:p>26.9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7.1">
            <text:p>27.1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7.2">
            <text:p>27.2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7.3">
            <text:p>27.3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7.4">
            <text:p>27.4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7.5">
            <text:p>27.5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7.6">
            <text:p>27.6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7.7">
            <text:p>27.7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7.8">
            <text:p>27.8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7.9">
            <text:p>27.9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8.1">
            <text:p>28.1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8.2">
            <text:p>28.2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8.3">
            <text:p>28.3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8.4">
            <text:p>28.4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8.5">
            <text:p>28.5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8.6">
            <text:p>28.6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8.7">
            <text:p>28.7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8.8">
            <text:p>28.8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8.9">
            <text:p>28.9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9.1">
            <text:p>29.1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9.2">
            <text:p>29.2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9.3">
            <text:p>29.3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9.4">
            <text:p>29.4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9.5">
            <text:p>29.5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9.6">
            <text:p>29.6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9.7">
            <text:p>29.7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9.8">
            <text:p>29.8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9.9">
            <text:p>29.9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0.1">
            <text:p>30.1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0.2">
            <text:p>30.2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0.3">
            <text:p>30.3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0.4">
            <text:p>30.4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0.5">
            <text:p>30.5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0.6">
            <text:p>30.6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0.7">
            <text:p>30.7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0.8">
            <text:p>30.8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0.9">
            <text:p>30.9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1.1">
            <text:p>31.1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1.2">
            <text:p>31.2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1.3">
            <text:p>31.3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1.4">
            <text:p>31.4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1.5">
            <text:p>31.5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1.6">
            <text:p>31.6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1.7">
            <text:p>31.7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1.8">
            <text:p>31.8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1.9">
            <text:p>31.9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2.1">
            <text:p>32.1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2.2">
            <text:p>32.2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2.3">
            <text:p>32.3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2.4">
            <text:p>32.4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2.5">
            <text:p>32.5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2.6">
            <text:p>32.6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2.7">
            <text:p>32.7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2.8">
            <text:p>32.8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2.9">
            <text:p>32.9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3.1">
            <text:p>33.1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3.2">
            <text:p>33.2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3.3">
            <text:p>33.3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3.4">
            <text:p>33.4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3.5">
            <text:p>33.5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3.6">
            <text:p>33.6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3.7">
            <text:p>33.7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3.8">
            <text:p>33.8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3.9">
            <text:p>33.9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4.1">
            <text:p>34.1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4.2">
            <text:p>34.2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4.3">
            <text:p>34.3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4.4">
            <text:p>34.4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4.5">
            <text:p>34.5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4.6">
            <text:p>34.6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4.7">
            <text:p>34.7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4.8">
            <text:p>34.8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4.9">
            <text:p>34.9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5.1">
            <text:p>35.1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5.2">
            <text:p>35.2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5.3">
            <text:p>35.3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5.4">
            <text:p>35.4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5.5">
            <text:p>35.5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5.6">
            <text:p>35.6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5.7">
            <text:p>35.7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5.8">
            <text:p>35.8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5.9">
            <text:p>35.9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6.1">
            <text:p>36.1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6.2">
            <text:p>36.2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6.3">
            <text:p>36.3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6.4">
            <text:p>36.4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6.5">
            <text:p>36.5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6.6">
            <text:p>36.6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6.7">
            <text:p>36.7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6.8">
            <text:p>36.8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6.9">
            <text:p>36.9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7.1">
            <text:p>37.1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7.2">
            <text:p>37.2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7.3">
            <text:p>37.3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7.4">
            <text:p>37.4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7.5">
            <text:p>37.5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7.6">
            <text:p>37.6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7.7">
            <text:p>37.7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7.8">
            <text:p>37.8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7.9">
            <text:p>37.9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8.1">
            <text:p>38.1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8.2">
            <text:p>38.2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8.3">
            <text:p>38.3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8.4">
            <text:p>38.4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8.5">
            <text:p>38.5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8.6">
            <text:p>38.6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8.7">
            <text:p>38.7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8.8">
            <text:p>38.8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8.9">
            <text:p>38.9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9.1">
            <text:p>39.1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9.2">
            <text:p>39.2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9.3">
            <text:p>39.3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9.4">
            <text:p>39.4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9.5">
            <text:p>39.5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9.6">
            <text:p>39.6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9.7">
            <text:p>39.7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9.8">
            <text:p>39.8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9.9">
            <text:p>39.9</text:p>
          </table:table-cell>
          <table:table-cell office:value-type="float" office:value="26.563">
            <text:p>26.563</text:p>
          </table:table-cell>
        </table:table-row>
      </table:table>
      <table:table table:name="Sheet3" table:style-name="ta1">
        <table:shapes>
          <draw:frame draw:z-index="0" draw:style-name="gr1" svg:width="6.2988in" svg:height="3.5429in" svg:x="3.8012in" svg:y="0.0917in">
            <draw:object draw:notify-on-update-of-ranges="Sheet3.A1:Sheet3.A1 Sheet3.A2:Sheet3.A41 Sheet3.B1:Sheet3.B1 Sheet3.B2:Sheet3.B41 Sheet3.C1:Sheet3.C1 Sheet3.C2:Sheet3.C4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Input</text:p>
          </table:table-cell>
          <table:table-cell office:value-type="string">
            <text:p>Audio</text:p>
          </table:table-cell>
          <table:table-cell office:value-type="string">
            <text:p>Video</text:p>
          </table:table-cell>
          <table:table-cell office:value-type="string">
            <text:p>original audio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D2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D3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D4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D5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D6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D7]" office:value-type="float" office:value="0.801">
            <text:p>0.801</text:p>
          </table:table-cell>
          <table:table-cell office:value-type="float" office:value="4.17">
            <text:p>4.17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D8]" office:value-type="float" office:value="0.801">
            <text:p>0.801</text:p>
          </table:table-cell>
          <table:table-cell office:value-type="float" office:value="4.17">
            <text:p>4.17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D9]" office:value-type="float" office:value="0.801">
            <text:p>0.801</text:p>
          </table:table-cell>
          <table:table-cell office:value-type="float" office:value="4.17">
            <text:p>4.17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D10]" office:value-type="float" office:value="4.376">
            <text:p>4.376</text:p>
          </table:table-cell>
          <table:table-cell office:value-type="float" office:value="7.107">
            <text:p>7.107</text:p>
          </table:table-cell>
          <table:table-cell office:value-type="float" office:value="4.376">
            <text:p>4.37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D11]" office:value-type="float" office:value="4.376">
            <text:p>4.376</text:p>
          </table:table-cell>
          <table:table-cell office:value-type="float" office:value="7.107">
            <text:p>7.107</text:p>
          </table:table-cell>
          <table:table-cell office:value-type="float" office:value="4.376">
            <text:p>4.3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D12]" office:value-type="float" office:value="4.376">
            <text:p>4.376</text:p>
          </table:table-cell>
          <table:table-cell office:value-type="float" office:value="7.107">
            <text:p>7.107</text:p>
          </table:table-cell>
          <table:table-cell office:value-type="float" office:value="4.376">
            <text:p>4.37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D13]" office:value-type="float" office:value="4.376">
            <text:p>4.376</text:p>
          </table:table-cell>
          <table:table-cell office:value-type="float" office:value="7.107">
            <text:p>7.107</text:p>
          </table:table-cell>
          <table:table-cell office:value-type="float" office:value="4.376">
            <text:p>4.37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D14]" office:value-type="float" office:value="7.452">
            <text:p>7.452</text:p>
          </table:table-cell>
          <table:table-cell office:value-type="float" office:value="11.778">
            <text:p>11.778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D15]" office:value-type="float" office:value="7.452">
            <text:p>7.452</text:p>
          </table:table-cell>
          <table:table-cell office:value-type="float" office:value="11.778">
            <text:p>11.778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D16]" office:value-type="float" office:value="7.452">
            <text:p>7.452</text:p>
          </table:table-cell>
          <table:table-cell office:value-type="float" office:value="11.778">
            <text:p>11.778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D17]" office:value-type="float" office:value="7.452">
            <text:p>7.452</text:p>
          </table:table-cell>
          <table:table-cell office:value-type="float" office:value="11.778">
            <text:p>11.778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D18]" office:value-type="float" office:value="7.452">
            <text:p>7.452</text:p>
          </table:table-cell>
          <table:table-cell office:value-type="float" office:value="11.778">
            <text:p>11.778</text:p>
          </table:table-cell>
          <table:table-cell office:value-type="float" office:value="7.452">
            <text:p>7.45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D19]" office:value-type="float" office:value="12.55">
            <text:p>12.55</text:p>
          </table:table-cell>
          <table:table-cell office:value-type="float" office:value="16.783">
            <text:p>16.783</text:p>
          </table:table-cell>
          <table:table-cell office:value-type="float" office:value="12.55">
            <text:p>12.5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D20]" office:value-type="float" office:value="12.91">
            <text:p>12.91</text:p>
          </table:table-cell>
          <table:table-cell office:value-type="float" office:value="17.283">
            <text:p>17.283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D21]" office:value-type="float" office:value="12.91">
            <text:p>12.91</text:p>
          </table:table-cell>
          <table:table-cell office:value-type="float" office:value="17.283">
            <text:p>17.283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D22]" office:value-type="float" office:value="12.91">
            <text:p>12.91</text:p>
          </table:table-cell>
          <table:table-cell office:value-type="float" office:value="17.283">
            <text:p>17.283</text:p>
          </table:table-cell>
          <table:table-cell office:value-type="float" office:value="12.91">
            <text:p>12.9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D23]" office:value-type="float" office:value="18.401">
            <text:p>18.401</text:p>
          </table:table-cell>
          <table:table-cell office:value-type="float" office:value="20.82">
            <text:p>20.82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D24]" office:value-type="float" office:value="18.401">
            <text:p>18.401</text:p>
          </table:table-cell>
          <table:table-cell office:value-type="float" office:value="20.82">
            <text:p>20.82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D25]" office:value-type="float" office:value="18.401">
            <text:p>18.401</text:p>
          </table:table-cell>
          <table:table-cell office:value-type="float" office:value="20.82">
            <text:p>20.82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D26]" office:value-type="float" office:value="18.401">
            <text:p>18.401</text:p>
          </table:table-cell>
          <table:table-cell office:value-type="float" office:value="20.82">
            <text:p>20.82</text:p>
          </table:table-cell>
          <table:table-cell office:value-type="float" office:value="18.401">
            <text:p>18.40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D27]" office:value-type="float" office:value="22.633">
            <text:p>22.633</text:p>
          </table:table-cell>
          <table:table-cell office:value-type="float" office:value="24.591">
            <text:p>24.591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D28]" office:value-type="float" office:value="22.633">
            <text:p>22.633</text:p>
          </table:table-cell>
          <table:table-cell office:value-type="float" office:value="24.591">
            <text:p>24.591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D29]" office:value-type="float" office:value="22.633">
            <text:p>22.633</text:p>
          </table:table-cell>
          <table:table-cell office:value-type="float" office:value="24.591">
            <text:p>24.591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D30]" office:value-type="float" office:value="22.633">
            <text:p>22.633</text:p>
          </table:table-cell>
          <table:table-cell office:value-type="float" office:value="24.591">
            <text:p>24.591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D31]" office:value-type="float" office:value="22.633">
            <text:p>22.633</text:p>
          </table:table-cell>
          <table:table-cell office:value-type="float" office:value="24.591">
            <text:p>24.591</text:p>
          </table:table-cell>
          <table:table-cell office:value-type="float" office:value="22.633">
            <text:p>22.6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D32]" office:value-type="float" office:value="26.563">
            <text:p>26.563</text:p>
          </table:table-cell>
          <table:table-cell office:value-type="float" office:value="29.596">
            <text:p>29.596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D33]" office:value-type="float" office:value="26.563">
            <text:p>26.563</text:p>
          </table:table-cell>
          <table:table-cell office:value-type="float" office:value="29.596">
            <text:p>29.596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D34]" office:value-type="float" office:value="26.563">
            <text:p>26.563</text:p>
          </table:table-cell>
          <table:table-cell office:value-type="float" office:value="29.596">
            <text:p>29.596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D35]" office:value-type="float" office:value="26.563">
            <text:p>26.563</text:p>
          </table:table-cell>
          <table:table-cell office:value-type="float" office:value="29.596">
            <text:p>29.596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[.D36]" office:value-type="float" office:value="26.563">
            <text:p>26.563</text:p>
          </table:table-cell>
          <table:table-cell office:value-type="float" office:value="29.596">
            <text:p>29.596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D37]" office:value-type="float" office:value="26.563">
            <text:p>26.563</text:p>
          </table:table-cell>
          <table:table-cell office:value-type="float" office:value="29.596">
            <text:p>29.596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[.D38]" office:value-type="float" office:value="26.563">
            <text:p>26.563</text:p>
          </table:table-cell>
          <table:table-cell office:value-type="float" office:value="29.596">
            <text:p>29.596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[.D39]" office:value-type="float" office:value="26.563">
            <text:p>26.563</text:p>
          </table:table-cell>
          <table:table-cell office:value-type="float" office:value="29.596">
            <text:p>29.596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[.D40]" office:value-type="float" office:value="26.563">
            <text:p>26.563</text:p>
          </table:table-cell>
          <table:table-cell office:value-type="float" office:value="29.596">
            <text:p>29.596</text:p>
          </table:table-cell>
          <table:table-cell office:value-type="float" office:value="26.563">
            <text:p>26.56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[.D41]" office:value-type="float" office:value="26.563">
            <text:p>26.563</text:p>
          </table:table-cell>
          <table:table-cell office:value-type="float" office:value="29.596">
            <text:p>29.596</text:p>
          </table:table-cell>
          <table:table-cell office:value-type="float" office:value="26.563">
            <text:p>26.5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Berner</meta:initial-creator>
    <meta:creation-date>2012-10-14T15:05:05</meta:creation-date>
    <dc:date>2012-10-14T15:35:22</dc:date>
    <dc:creator>Samuel Berner</dc:creator>
    <meta:editing-duration>PT15M6S</meta:editing-duration>
    <meta:editing-cycles>1</meta:editing-cycles>
    <meta:document-statistic meta:table-count="3" meta:cell-count="1044" meta:object-count="3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7cm" svg:y="3.952cm" style:legend-expansion="high" chart:style-name="ch2"/>
        <chart:plot-area chart:style-name="ch3" table:cell-range-address="Sheet1.A1:Sheet1.B40" svg:x="0.77cm" svg:y="0.855cm" svg:width="11.738cm" svg:height="7.545cm">
          <chartooo:coordinate-region svg:x="1.391cm" svg:y="1.054cm" svg:width="10.931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40" chart:class="chart:line">
            <chart:data-point chart:repeated="40"/>
          </chart:series>
          <chart:series chart:style-name="ch7" chart:values-cell-range-address="Sheet1.B1:Sheet1.B40" chart:class="chart:line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40</svg:desc>
                </draw:g>
              </table:table-cell>
              <table:table-cell office:value-type="float" office:value="0">
                <text:p>0</text:p>
                <draw:g>
                  <svg:desc>Sheet1.B1:Sheet1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.783">
                <text:p>16.7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6.563">
                <text:p>26.5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7cm" svg:y="3.952cm" style:legend-expansion="high" chart:style-name="ch2"/>
        <chart:plot-area chart:style-name="ch3" table:cell-range-address="Sheet2.A1:Sheet2.B400" svg:x="0.77cm" svg:y="0.855cm" svg:width="11.738cm" svg:height="7.545cm">
          <chartooo:coordinate-region svg:x="1.391cm" svg:y="1.054cm" svg:width="10.919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1:Sheet2.A400" chart:class="chart:line">
            <chart:data-point chart:repeated="400"/>
          </chart:series>
          <chart:series chart:style-name="ch7" chart:values-cell-range-address="Sheet2.B1:Sheet2.B400" chart:class="chart:line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400</svg:desc>
                </draw:g>
              </table:table-cell>
              <table:table-cell office:value-type="float" office:value="0">
                <text:p>0</text:p>
                <draw:g>
                  <svg:desc>Sheet2.B1:Sheet2.B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7.452">
                <text:p>7.4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16.783">
                <text:p>16.7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16.783">
                <text:p>16.7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16.783">
                <text:p>16.7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16.783">
                <text:p>16.7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16.783">
                <text:p>16.7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16.783">
                <text:p>16.7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16.783">
                <text:p>16.7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16.783">
                <text:p>16.7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16.783">
                <text:p>16.7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16.783">
                <text:p>16.7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">
                <text:p>20.4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">
                <text:p>20.5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">
                <text:p>20.6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">
                <text:p>20.7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">
                <text:p>20.8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">
                <text:p>20.9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">
                <text:p>21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">
                <text:p>21.1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">
                <text:p>21.2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">
                <text:p>21.3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">
                <text:p>21.4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">
                <text:p>21.5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">
                <text:p>21.6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">
                <text:p>21.7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">
                <text:p>21.8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">
                <text:p>21.9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">
                <text:p>22.1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">
                <text:p>22.2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">
                <text:p>22.3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">
                <text:p>22.4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">
                <text:p>22.5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">
                <text:p>22.6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">
                <text:p>22.7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">
                <text:p>22.8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">
                <text:p>22.9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">
                <text:p>23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">
                <text:p>23.1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">
                <text:p>23.2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">
                <text:p>23.3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">
                <text:p>23.4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">
                <text:p>23.5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">
                <text:p>23.6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">
                <text:p>23.7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">
                <text:p>23.8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">
                <text:p>23.9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">
                <text:p>24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">
                <text:p>24.1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">
                <text:p>24.2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">
                <text:p>24.3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">
                <text:p>24.4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">
                <text:p>24.5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">
                <text:p>24.6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">
                <text:p>24.7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">
                <text:p>24.8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">
                <text:p>24.9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">
                <text:p>25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1">
                <text:p>25.1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2">
                <text:p>25.2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3">
                <text:p>25.3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4">
                <text:p>25.4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5">
                <text:p>25.5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6">
                <text:p>25.6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7">
                <text:p>25.7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8">
                <text:p>25.8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9">
                <text:p>25.9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">
                <text:p>26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1">
                <text:p>26.1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2">
                <text:p>26.2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3">
                <text:p>26.3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4">
                <text:p>26.4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5">
                <text:p>26.5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6">
                <text:p>26.6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7">
                <text:p>26.7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8">
                <text:p>26.8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9">
                <text:p>26.9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">
                <text:p>27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1">
                <text:p>27.1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2">
                <text:p>27.2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3">
                <text:p>27.3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4">
                <text:p>27.4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5">
                <text:p>27.5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6">
                <text:p>27.6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7">
                <text:p>27.7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8">
                <text:p>27.8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9">
                <text:p>27.9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">
                <text:p>28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1">
                <text:p>28.1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2">
                <text:p>28.2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3">
                <text:p>28.3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4">
                <text:p>28.4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5">
                <text:p>28.5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6">
                <text:p>28.6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7">
                <text:p>28.7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8">
                <text:p>28.8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9">
                <text:p>28.9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">
                <text:p>29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1">
                <text:p>29.1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2">
                <text:p>29.2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3">
                <text:p>29.3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4">
                <text:p>29.4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5">
                <text:p>29.5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6">
                <text:p>29.6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7">
                <text:p>29.7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8">
                <text:p>29.8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9">
                <text:p>29.9</text:p>
              </table:table-cell>
              <table:table-cell office:value-type="float" office:value="22.633">
                <text:p>22.6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">
                <text:p>30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1">
                <text:p>30.1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2">
                <text:p>30.2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3">
                <text:p>30.3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4">
                <text:p>30.4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5">
                <text:p>30.5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6">
                <text:p>30.6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7">
                <text:p>30.7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8">
                <text:p>30.8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9">
                <text:p>30.9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">
                <text:p>31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1">
                <text:p>31.1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2">
                <text:p>31.2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3">
                <text:p>31.3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4">
                <text:p>31.4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5">
                <text:p>31.5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6">
                <text:p>31.6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7">
                <text:p>31.7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8">
                <text:p>31.8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9">
                <text:p>31.9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">
                <text:p>32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1">
                <text:p>32.1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2">
                <text:p>32.2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3">
                <text:p>32.3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4">
                <text:p>32.4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5">
                <text:p>32.5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6">
                <text:p>32.6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7">
                <text:p>32.7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8">
                <text:p>32.8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9">
                <text:p>32.9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">
                <text:p>33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1">
                <text:p>33.1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2">
                <text:p>33.2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3">
                <text:p>33.3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4">
                <text:p>33.4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5">
                <text:p>33.5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6">
                <text:p>33.6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7">
                <text:p>33.7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8">
                <text:p>33.8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9">
                <text:p>33.9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">
                <text:p>34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1">
                <text:p>34.1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2">
                <text:p>34.2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3">
                <text:p>34.3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4">
                <text:p>34.4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5">
                <text:p>34.5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6">
                <text:p>34.6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7">
                <text:p>34.7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8">
                <text:p>34.8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9">
                <text:p>34.9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">
                <text:p>35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1">
                <text:p>35.1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2">
                <text:p>35.2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3">
                <text:p>35.3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4">
                <text:p>35.4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5">
                <text:p>35.5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6">
                <text:p>35.6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7">
                <text:p>35.7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8">
                <text:p>35.8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9">
                <text:p>35.9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">
                <text:p>36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1">
                <text:p>36.1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2">
                <text:p>36.2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3">
                <text:p>36.3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4">
                <text:p>36.4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5">
                <text:p>36.5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6">
                <text:p>36.6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7">
                <text:p>36.7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8">
                <text:p>36.8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.9">
                <text:p>36.9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">
                <text:p>37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1">
                <text:p>37.1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2">
                <text:p>37.2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3">
                <text:p>37.3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4">
                <text:p>37.4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5">
                <text:p>37.5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6">
                <text:p>37.6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7">
                <text:p>37.7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8">
                <text:p>37.8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.9">
                <text:p>37.9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">
                <text:p>38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1">
                <text:p>38.1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2">
                <text:p>38.2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3">
                <text:p>38.3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4">
                <text:p>38.4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5">
                <text:p>38.5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6">
                <text:p>38.6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7">
                <text:p>38.7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8">
                <text:p>38.8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.9">
                <text:p>38.9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">
                <text:p>39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1">
                <text:p>39.1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2">
                <text:p>39.2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3">
                <text:p>39.3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4">
                <text:p>39.4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5">
                <text:p>39.5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6">
                <text:p>39.6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7">
                <text:p>39.7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8">
                <text:p>39.8</text:p>
              </table:table-cell>
              <table:table-cell office:value-type="float" office:value="26.563">
                <text:p>26.5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.9">
                <text:p>39.9</text:p>
              </table:table-cell>
              <table:table-cell office:value-type="float" office:value="26.563">
                <text:p>26.5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82cm" svg:y="3.703cm" style:legend-expansion="high" chart:style-name="ch2"/>
        <chart:plot-area chart:style-name="ch3" table:cell-range-address="Sheet3.A1:Sheet3.C41" chart:data-source-has-labels="row" svg:x="0.77cm" svg:y="0.855cm" svg:width="12.373cm" svg:height="7.545cm">
          <chartooo:coordinate-region svg:x="1.391cm" svg:y="1.054cm" svg:width="11.565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2:Sheet3.A41" chart:label-cell-address="Sheet3.A1:Sheet3.A1" chart:class="chart:line">
            <chart:data-point chart:repeated="40"/>
          </chart:series>
          <chart:series chart:style-name="ch7" chart:values-cell-range-address="Sheet3.B2:Sheet3.B41" chart:label-cell-address="Sheet3.B1:Sheet3.B1" chart:class="chart:line">
            <chart:data-point chart:repeated="40"/>
          </chart:series>
          <chart:series chart:style-name="ch8" chart:values-cell-range-address="Sheet3.C2:Sheet3.C41" chart:label-cell-address="Sheet3.C1:Sheet3.C1" chart:class="chart:line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</text:p>
                <draw:g>
                  <svg:desc>Sheet3.A1:Sheet3.A1</svg:desc>
                </draw:g>
              </table:table-cell>
              <table:table-cell office:value-type="string">
                <text:p>Audio</text:p>
                <draw:g>
                  <svg:desc>Sheet3.B1:Sheet3.B1</svg:desc>
                </draw:g>
              </table:table-cell>
              <table:table-cell office:value-type="string">
                <text:p>Video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2:Sheet3.A41</svg:desc>
                </draw:g>
              </table:table-cell>
              <table:table-cell office:value-type="float" office:value="0">
                <text:p>0</text:p>
                <draw:g>
                  <svg:desc>Sheet3.B2:Sheet3.B41</svg:desc>
                </draw:g>
              </table:table-cell>
              <table:table-cell office:value-type="float" office:value="0">
                <text:p>0</text:p>
                <draw:g>
                  <svg:desc>Sheet3.C2:Sheet3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801">
                <text:p>0.80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801">
                <text:p>0.80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01">
                <text:p>0.80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.376">
                <text:p>4.376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376">
                <text:p>4.376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.376">
                <text:p>4.376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.376">
                <text:p>4.376</text:p>
              </table:table-cell>
              <table:table-cell office:value-type="float" office:value="7.107">
                <text:p>7.1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.452">
                <text:p>7.452</text:p>
              </table:table-cell>
              <table:table-cell office:value-type="float" office:value="11.778">
                <text:p>11.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.452">
                <text:p>7.452</text:p>
              </table:table-cell>
              <table:table-cell office:value-type="float" office:value="11.778">
                <text:p>11.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.452">
                <text:p>7.452</text:p>
              </table:table-cell>
              <table:table-cell office:value-type="float" office:value="11.778">
                <text:p>11.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.452">
                <text:p>7.452</text:p>
              </table:table-cell>
              <table:table-cell office:value-type="float" office:value="11.778">
                <text:p>11.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.452">
                <text:p>7.452</text:p>
              </table:table-cell>
              <table:table-cell office:value-type="float" office:value="11.778">
                <text:p>11.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.55">
                <text:p>12.55</text:p>
              </table:table-cell>
              <table:table-cell office:value-type="float" office:value="16.783">
                <text:p>16.7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2.91">
                <text:p>12.91</text:p>
              </table:table-cell>
              <table:table-cell office:value-type="float" office:value="17.283">
                <text:p>17.2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2.91">
                <text:p>12.91</text:p>
              </table:table-cell>
              <table:table-cell office:value-type="float" office:value="17.283">
                <text:p>17.2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2.91">
                <text:p>12.91</text:p>
              </table:table-cell>
              <table:table-cell office:value-type="float" office:value="17.283">
                <text:p>17.2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.401">
                <text:p>18.401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.401">
                <text:p>18.401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8.401">
                <text:p>18.401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8.401">
                <text:p>18.401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2.633">
                <text:p>22.633</text:p>
              </table:table-cell>
              <table:table-cell office:value-type="float" office:value="24.591">
                <text:p>24.5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2.633">
                <text:p>22.633</text:p>
              </table:table-cell>
              <table:table-cell office:value-type="float" office:value="24.591">
                <text:p>24.5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2.633">
                <text:p>22.633</text:p>
              </table:table-cell>
              <table:table-cell office:value-type="float" office:value="24.591">
                <text:p>24.5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2.633">
                <text:p>22.633</text:p>
              </table:table-cell>
              <table:table-cell office:value-type="float" office:value="24.591">
                <text:p>24.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2.633">
                <text:p>22.633</text:p>
              </table:table-cell>
              <table:table-cell office:value-type="float" office:value="24.591">
                <text:p>24.5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6.563">
                <text:p>26.563</text:p>
              </table:table-cell>
              <table:table-cell office:value-type="float" office:value="29.596">
                <text:p>29.5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6.563">
                <text:p>26.563</text:p>
              </table:table-cell>
              <table:table-cell office:value-type="float" office:value="29.596">
                <text:p>29.5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6.563">
                <text:p>26.563</text:p>
              </table:table-cell>
              <table:table-cell office:value-type="float" office:value="29.596">
                <text:p>29.5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6.563">
                <text:p>26.563</text:p>
              </table:table-cell>
              <table:table-cell office:value-type="float" office:value="29.596">
                <text:p>29.5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6.563">
                <text:p>26.563</text:p>
              </table:table-cell>
              <table:table-cell office:value-type="float" office:value="29.596">
                <text:p>29.5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6.563">
                <text:p>26.563</text:p>
              </table:table-cell>
              <table:table-cell office:value-type="float" office:value="29.596">
                <text:p>29.5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6.563">
                <text:p>26.563</text:p>
              </table:table-cell>
              <table:table-cell office:value-type="float" office:value="29.596">
                <text:p>29.5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6.563">
                <text:p>26.563</text:p>
              </table:table-cell>
              <table:table-cell office:value-type="float" office:value="29.596">
                <text:p>29.5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6.563">
                <text:p>26.563</text:p>
              </table:table-cell>
              <table:table-cell office:value-type="float" office:value="29.596">
                <text:p>29.5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6.563">
                <text:p>26.563</text:p>
              </table:table-cell>
              <table:table-cell office:value-type="float" office:value="29.596">
                <text:p>29.5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